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7cd7" officeooo:paragraph-rsid="00197cd7"/>
    </style:style>
    <style:style style:name="P2" style:family="paragraph" style:parent-style-name="Standard">
      <style:paragraph-properties>
        <style:tab-stops>
          <style:tab-stop style:position="1.0071in"/>
          <style:tab-stop style:position="3.6283in"/>
        </style:tab-stops>
      </style:paragraph-properties>
      <style:text-properties officeooo:rsid="00197cd7" officeooo:paragraph-rsid="00197cd7"/>
    </style:style>
    <style:style style:name="P3" style:family="paragraph" style:parent-style-name="Standard">
      <style:paragraph-properties>
        <style:tab-stops>
          <style:tab-stop style:position="2.6909in" style:type="right"/>
          <style:tab-stop style:position="5.5035in" style:type="right"/>
        </style:tab-stops>
      </style:paragraph-properties>
      <style:text-properties officeooo:rsid="00197cd7" officeooo:paragraph-rsid="00197cd7"/>
    </style:style>
    <style:style style:name="P4" style:family="paragraph" style:parent-style-name="Standard">
      <style:text-properties fo:font-weight="bold" officeooo:rsid="00197cd7" officeooo:paragraph-rsid="00197cd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97cd7" officeooo:paragraph-rsid="00197cd7" style:font-weight-asian="normal" style:font-weight-complex="normal"/>
    </style:style>
    <style:style style:name="P6" style:family="paragraph" style:parent-style-name="Standard">
      <style:text-properties fo:font-style="italic" style:text-underline-style="none" fo:font-weight="normal" officeooo:rsid="00197cd7" officeooo:paragraph-rsid="00197cd7" style:font-style-asian="italic" style:font-weight-asian="normal" style:font-style-complex="italic" style:font-weight-complex="normal"/>
    </style:style>
    <style:style style:name="P7" style:family="paragraph" style:parent-style-name="Heading">
      <style:text-properties officeooo:rsid="00197cd7" officeooo:paragraph-rsid="00197cd7"/>
    </style:style>
    <style:style style:name="P8" style:family="paragraph" style:parent-style-name="Subtitle">
      <style:text-properties officeooo:rsid="00197cd7" officeooo:paragraph-rsid="00197cd7"/>
    </style:style>
    <style:style style:name="P9" style:family="paragraph" style:parent-style-name="Title">
      <style:text-properties officeooo:rsid="00197cd7" officeooo:paragraph-rsid="00197cd7"/>
    </style:style>
    <style:style style:name="P10" style:family="paragraph" style:parent-style-name="Heading_20_2">
      <style:text-properties officeooo:rsid="00197cd7" officeooo:paragraph-rsid="00197cd7"/>
    </style:style>
    <style:style style:name="P11" style:family="paragraph" style:parent-style-name="Heading_20_1">
      <style:text-properties officeooo:rsid="00197cd7" officeooo:paragraph-rsid="00197cd7"/>
    </style:style>
    <style:style style:name="P12" style:family="paragraph" style:parent-style-name="Heading_20_3">
      <style:text-properties officeooo:paragraph-rsid="00197cd7"/>
    </style:style>
    <style:style style:name="P13" style:family="paragraph" style:parent-style-name="Quotations">
      <style:text-properties officeooo:rsid="00197cd7" officeooo:paragraph-rsid="00197cd7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97cd7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old</text:p>
      <text:p text:style-name="P5">Underline</text:p>
      <text:p text:style-name="P6">Italics</text:p>
      <text:p text:style-name="P9"><text:span text:style-name="T1">Title</text:span></text:p>
      <text:p text:style-name="P8"><text:span text:style-name="T1">Subtitle</text:span></text:p>
      <text:h text:style-name="P11" text:outline-level="1"><text:span text:style-name="T1">Heading 1</text:span></text:h>
      <text:h text:style-name="P10" text:outline-level="2"><text:span text:style-name="T1">Heading 2</text:span></text:h>
      <text:h text:style-name="P12" text:outline-level="3"><text:span text:style-name="T2">Heading 3</text:span></text:h>
      <text:p text:style-name="P7"><text:span text:style-name="T1">Heading</text:span></text:p>
      <text:p text:style-name="P13"><text:span text:style-name="T1">Quotations</text:span></text:p>
      <text:p text:style-name="Standard"><text:span text:style-name="T1">Text Body</text:span></text:p>
      <text:p text:style-name="P1"><text:span text:style-name="T1">Default Style</text:span></text:p>
      <text:p text:style-name="P2"><text:span text:style-name="T1"><text:tab/>Custom Left-Aligned Tab<text:tab/>Custom Left-Aligned Tab</text:span></text:p>
      <text:p text:style-name="P3"><text:span text:style-name="T1"><text:tab/>Custom Right-Aligned Tab<text:tab/>Custom Left-Aligned Ta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ector </meta:initial-creator>
    <meta:creation-date>2017-07-17T12:26:37.410517674</meta:creation-date>
    <meta:generator>LibreOffice/4.2.8.2$Linux_X86_64 LibreOffice_project/420m0$Build-2</meta:generator>
    <meta:document-statistic meta:table-count="0" meta:image-count="0" meta:object-count="0" meta:page-count="1" meta:paragraph-count="14" meta:word-count="29" meta:character-count="196" meta:non-whitespace-character-count="179"/>
  </office:meta>
</office:document-meta>
</file>